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4.26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3" style:family="table-cell" style:parent-style-name="Default">
      <style:table-cell-properties fo:background-color="#ff3333"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fo:background-color="#99ffff" style:vertical-align="top"/>
    </style:style>
    <style:style style:name="ce18" style:family="table-cell" style:parent-style-name="Default">
      <style:table-cell-properties fo:background-color="#ff3333" style:text-align-source="fix" style:repeat-content="false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ff3333" style:text-align-source="fix" style:repeat-content="false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ackground-color="#ff3333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68" style:family="table-cell" style:parent-style-name="Default">
      <style:table-cell-properties fo:background-color="#ff3333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7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3333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visibility="collapse" table:default-cell-style-name="ce55"/>
        <table:table-column table:style-name="co6" table:visibility="collapse" table:default-cell-style-name="ce49"/>
        <table:table-column table:style-name="co7" table:visibility="collapse" table:default-cell-style-name="ce59"/>
        <table:table-column table:style-name="co8" table:visibility="collapse" table:number-columns-repeated="6" table:default-cell-style-name="ce65"/>
        <table:table-column table:style-name="co8" table:visibility="collapse" table:default-cell-style-name="ce71"/>
        <table:table-column table:style-name="co9" table:default-cell-style-name="ce65"/>
        <table:table-column table:style-name="co7" table:number-columns-repeated="74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7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1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74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7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1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74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number-columns-repeated="3"/>
          <table:table-cell table:style-name="ce17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7"/>
          <table:table-cell table:number-columns-repeated="8"/>
          <table:table-cell table:style-name="ce47" office:value-type="string" calcext:value-type="string">
            <text:p>Erster Entwurf -</text:p>
            <text:p>Diskussionsgrundlage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0"/>
          <table:table-cell table:style-name="ce22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60" office:value-type="string" calcext:value-type="string" table:number-columns-spanned="1" table:number-rows-spanned="2">
            <text:p>Bemerkung</text:p>
          </table:table-cell>
          <table:table-cell table:style-name="ce43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3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10"/>
          <table:table-cell table:style-name="ce7" table:number-columns-repeated="73"/>
          <table:table-cell table:number-columns-repeated="51"/>
          <table:table-cell table:style-name="ce7" table:number-columns-repeated="883"/>
          <table:table-cell/>
        </table:table-row>
        <table:table-row table:style-name="ro3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2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table-cell table:style-name="ce10"/>
          <table:table-cell table:style-name="ce7" table:number-columns-repeated="73"/>
          <table:table-cell table:number-columns-repeated="51"/>
          <table:table-cell table:style-name="ce7" table:number-columns-repeated="883"/>
          <table:table-cell/>
        </table:table-row>
        <table:table-row table:style-name="ro3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1" table:number-columns-repeated="3"/>
          <table:table-cell table:style-name="ce57"/>
          <table:table-cell table:style-name="ce11" office:value-type="string" calcext:value-type="string">
            <text:p>Objekt</text:p>
          </table:table-cell>
          <table:table-cell table:style-name="ce37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Informationsquelle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R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Sprache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Impfstoff?</text:p>
          </table: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Normgröße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Identifikator</text:p>
          </table:table-cell>
          <table:table-cell table:style-name="ce11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Identifikato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1" office:value-type="string" calcext:value-type="string">
            <text:p>Code</text:p>
          </table: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. Rohdaten sollen im Lauf 2022 verfügbar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13" office:value-type="string" calcext:value-type="string">
            <text:p>Teilbarkeit</text:p>
          </table:table-cell>
          <table:table-cell table:style-name="ce13" table:number-columns-repeated="2"/>
          <table:table-cell table:style-name="ce24"/>
          <table:table-cell table:style-name="ce13"/>
          <table:table-cell table:style-name="ce35"/>
          <table:table-cell table:style-name="ce42" table:number-columns-repeated="8"/>
          <table:table-cell table:style-name="ce68"/>
          <table:table-cell table:number-columns-repeated="1008"/>
        </table:table-row>
        <table:table-row table:style-name="ro2">
          <table:covered-table-cell table:style-name="ce5"/>
          <table:table-cell table:style-name="ce11" office:value-type="string" calcext:value-type="string">
            <text:p>Status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freiverkäuflich?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Hersteller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5">
          <table:covered-table-cell table:style-name="ce5"/>
          <table:table-cell table:style-name="ce11" office:value-type="string" calcext:value-type="string">
            <text:p>Darreichungsform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patient-friendly)</text:p>
          </table:table-cell>
          <table:table-cell table:style-name="ce67" office:value-type="string" calcext:value-type="string">
            <text:p>!!!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11" office:value-type="string" calcext:value-type="string">
            <text:p>Zähler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11" office:value-type="string" calcext:value-type="string">
            <text:p>Nenner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1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6">
          <table:covered-table-cell table:style-name="ce5"/>
          <table:covered-table-cell table:style-name="ce11"/>
          <table:table-cell table:style-name="ce11" office:value-type="string" calcext:value-type="string">
            <text:p>Bestandteil</text:p>
          </table:table-cell>
          <table:table-cell table:style-name="ce11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7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11" office:value-type="string" calcext:value-type="string">
            <text:p>aktiv?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1"/>
          <table:table-cell table:style-name="ce11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1"/>
          <table:table-cell table:style-name="ce11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11" office:value-type="string" calcext:value-type="string">
            <text:p>Wirkstofftyp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11" office:value-type="string" calcext:value-type="string">
            <text:p>Chargennummer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11" office:value-type="string" calcext:value-type="string">
            <text:p>Ablaufdatum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1" table:number-columns-repeated="3"/>
          <table:table-cell table:style-name="ce57"/>
          <table:table-cell table:style-name="ce11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Sprache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table-cell table:style-name="ce11" office:value-type="string" calcext:value-type="string">
            <text:p>Identifikator</text:p>
          </table: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table-cell table:style-name="ce11" office:value-type="string" calcext:value-type="string">
            <text:p>Status</text:p>
          </table: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(0..1 HL7 ListStatu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table-cell table:style-name="ce11" office:value-type="string" calcext:value-type="string">
            <text:p>Listen-Modus</text:p>
          </table: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fix: snapsho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table-cell table:style-name="ce11" office:value-type="string" calcext:value-type="string">
            <text:p>Titel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6"/>
          <table:table-cell table:style-name="ce11" office:value-type="string" calcext:value-type="string">
            <text:p>Code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table-cell table:style-name="ce11" office:value-type="string" calcext:value-type="string">
            <text:p>Patient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table-cell table:style-name="ce11" office:value-type="string" calcext:value-type="string">
            <text:p>Quelle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1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covered-table-cell table:style-name="ce5"/>
          <table:table-cell table:style-name="ce11" office:value-type="string" calcext:value-type="string">
            <text:p>Eintragsdatum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covered-table-cell table:style-name="ce5"/>
          <table:table-cell table:style-name="ce11" office:value-type="string" calcext:value-type="string">
            <text:p>Änderungsdatum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covered-table-cell table:style-name="ce5"/>
          <table:table-cell table:style-name="ce11" office:value-type="string" calcext:value-type="string">
            <text:p>Sequenz-Nr.</text:p>
          </table:table-cell>
          <table:table-cell table:style-name="ce11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6"/>
          <table:covered-table-cell table:style-name="ce11"/>
          <table:table-cell table:style-name="ce11" office:value-type="string" calcext:value-type="string">
            <text:p>Element</text:p>
          </table:table-cell>
          <table:table-cell table:style-name="ce11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1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7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Zeichenkette,</text:p>
            <text:p>URI</text:p>
          </table:table-cell>
          <table:table-cell table:style-name="ce37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1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Referenz</text:p>
            <text:p>xor Code/Freitext</text:p>
          </table:table-cell>
          <table:table-cell table:style-name="ce37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6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6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Code/Freitext</text:p>
            <text:p>or Referenz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6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Referenz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</table:table-cell>
          <table:table-cell table:number-columns-repeated="1008"/>
        </table:table-row>
        <table:table-row table:style-name="ro2">
          <table:covered-table-cell table:style-name="ce6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84" office:value-type="string" calcext:value-type="string">
            <text:p>Problem: Insulin wird anhand eines Regelwerks gegeben - evtl. nicht im Fokus Stufe 2?</text:p>
            <text:p>ggf. rein textuell?</text:p>
          </table:table-cell>
          <table:table-cell table:number-columns-repeated="1007"/>
        </table:table-row>
        <table:table-row table:style-name="ro3">
          <table:covered-table-cell table:style-name="ce6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6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</table:table-cell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18" office:value-type="string" calcext:value-type="string">
            <text:p>[alle weiteren Elemente]</text:p>
          </table:table-cell>
          <table:table-cell table:style-name="ce57"/>
          <table:table-cell table:style-name="ce11"/>
          <table:table-cell table:style-name="ce37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68" office:value-type="string" calcext:value-type="string">
            <text:p>Klären, ob problematisch, vgl. <text:a xlink:href="http://www.hl7.org/fhir/datatypes.html#Timing" xlink:type="simple">http://www.hl7.org/fhir/datatypes.html#Timing</text:a>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Boolean</text:p>
            <text:p>or 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3 /wk</text:p>
          </table:table-cell>
          <table:table-cell table:number-columns-repeated="1007"/>
        </table:table-row>
        <table:table-row table:style-name="ro8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 table:number-columns-spanned="1" table:number-rows-spanned="51"/>
          <table:table-cell table:style-name="ce11" table:number-columns-repeated="3"/>
          <table:table-cell table:style-name="ce57"/>
          <table:table-cell table:style-name="ce11" office:value-type="string" calcext:value-type="string">
            <text:p>Objek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7"/>
          <table:table-cell table:style-name="ce49"/>
        </table:table-row>
        <table:table-row table:style-name="ro3">
          <table:covered-table-cell table:style-name="ce5"/>
          <table:covered-table-cell table:style-name="ce11" office:value-type="string" calcext:value-type="string">
            <text:p>Informationsquelle</text:p>
          </table:covered-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R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Sprache</text:p>
          </table:covered-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covered-table-cell table:style-name="ce11" office:value-type="string" calcext:value-type="string">
            <text:p>Zuzahlungsstatus</text:p>
          </table:covered-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covered-table-cell table:style-name="ce11" office:value-type="string" calcext:value-type="string">
            <text:p>Kennzeichenstatus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5" office:value-type="string" calcext:value-type="string">
            <text:p>Medikationsplan-Kennzeichen</text:p>
          </table:covered-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5" office:value-type="string" calcext:value-type="string">
            <text:p>ASV-Teamnummer</text:p>
          </table:covered-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Notdienstgebühr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BVG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5" office:value-type="string" calcext:value-type="string">
            <text:p>Unfallinformationen</text:p>
          </table:covered-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covered-table-cell table:style-name="ce11"/>
          <table:table-cell table:style-name="ce11" office:value-type="string" calcext:value-type="string">
            <text:p>Unfallkennzeichen</text:p>
          </table:table-cell>
          <table:table-cell table:style-name="ce11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11" office:value-type="string" calcext:value-type="string">
            <text:p>Unfallbetrieb</text:p>
          </table:table-cell>
          <table:table-cell table:style-name="ce11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11" office:value-type="string" calcext:value-type="string">
            <text:p>Unfalltag</text:p>
          </table:table-cell>
          <table:table-cell table:style-name="ce11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Datum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Rezepttyp</text:p>
          </table:covered-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5" office:value-type="string" calcext:value-type="string">
            <text:p>Mehrfachverordnung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11" office:value-type="string" calcext:value-type="string">
            <text:p>Kennzeichen</text:p>
          </table:table-cell>
          <table:table-cell table:style-name="ce11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1"/>
          <table:table-cell table:style-name="ce11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1"/>
          <table:table-cell table:style-name="ce11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1"/>
          <table:table-cell table:style-name="ce11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1"/>
          <table:table-cell table:style-name="ce11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Identifikator</text:p>
          </table:covered-table-cell>
          <table:table-cell table:style-name="ce11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Status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Zweck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covered-table-cell table:style-name="ce5" office:value-type="string" calcext:value-type="string">
            <text:p>Medikament</text:p>
          </table:covered-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covered-table-cell table:style-name="ce11" office:value-type="string" calcext:value-type="string">
            <text:p>Patient</text:p>
          </table:covered-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Aufenthalt</text:p>
          </table:covered-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Erstellungszeitpunkt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verordnende Person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verordnende Organisation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5" office:value-type="string" calcext:value-type="string">
            <text:p>Gruppen-Identifikator</text:p>
          </table:covered-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covered-table-cell table:style-name="ce11" office:value-type="string" calcext:value-type="string">
            <text:p>Versicherungsverhältnis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1" office:value-type="string" calcext:value-type="string">
            <text:p>Anmerkung</text:p>
          </table:covered-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Zeichenkette (Markdown)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covered-table-cell table:style-name="ce5" office:value-type="string" calcext:value-type="string">
            <text:p>Dosierungsinformationen</text:p>
          </table:covered-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Ganzzah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Boolean</text:p>
            <text:p>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8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5" office:value-type="string" calcext:value-type="string">
            <text:p>Abgabe-Anforderung</text:p>
          </table:covered-table-cell>
          <table:table-cell table:style-name="ce5"/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11" office:value-type="string" calcext:value-type="string">
            <text:p>Menge</text:p>
          </table:table-cell>
          <table:table-cell table:style-name="ce11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5" office:value-type="string" calcext:value-type="string">
            <text:p>Substitution</text:p>
          </table:covered-table-cell>
          <table:table-cell table:style-name="ce5"/>
          <table:table-cell table:style-name="ce11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number-columns-repeated="1008"/>
        </table:table-row>
        <table:table-row table:style-name="ro3">
          <table:covered-table-cell table:style-name="ce5"/>
          <table:covered-table-cell table:style-name="ce11"/>
          <table:table-cell table:style-name="ce11" office:value-type="string" calcext:value-type="string">
            <text:p>erlaubt</text:p>
          </table:table-cell>
          <table:table-cell table:style-name="ce11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11" table:number-columns-repeated="3"/>
          <table:table-cell table:style-name="ce57"/>
          <table:table-cell table:style-name="ce11" office:value-type="string" calcext:value-type="string">
            <text:p>Objek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Informationsquelle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RL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1" office:value-type="string" calcext:value-type="string">
            <text:p>Sprache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11" office:value-type="string" calcext:value-type="string">
            <text:p>Bestandteil von</text:p>
          </table:table-cell>
          <table:table-cell table:style-name="ce11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11" office:value-type="string" calcext:value-type="string">
            <text:p>Status</text:p>
          </table:table-cell>
          <table:table-cell table:style-name="ce11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1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1" office:value-type="string" calcext:value-type="string">
            <text:p>Patient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1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1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Datum/Uhrzeit</text:p>
            <text:p><text:span text:style-name="T1">xor Datum/Uhrzeit von/bis</text:span>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7">
          <table:covered-table-cell table:style-name="ce5"/>
          <table:table-cell table:style-name="ce11" office:value-type="string" calcext:value-type="string">
            <text:p>Grund</text:p>
          </table:table-cell>
          <table:table-cell table:style-name="ce11" table:number-columns-repeated="2"/>
          <table:table-cell table:style-name="ce57" office:value-type="string" calcext:value-type="string">
            <text:p>0..*</text:p>
          </table:table-cell>
          <table:table-cell table:style-name="ce11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Ganzzahl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Zeichenkett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Unterstruktur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Boolean</text:p>
            <text:p>or 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1" office:value-type="string" calcext:value-type="string">
            <text:p>Quantität</text:p>
            <text:p>xor Quantitätsverhältnis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style-name="ce9" office:value-type="string" calcext:value-type="string">
            <text:p>Ergänzend: weitere Flags, z.B. Status mit potentiell inhalts-modifizierendem Inhalt.</text:p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9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9" office:value-type="string" calcext:value-type="string">
            <text:p>TODO: ggf. weitere erforderliche/sinnvolle Datenelemente identifizieren, z.B. anhand der entsprechenden FHIR-Ressourcen. Z.B. Zeitpunkte/Zeiträume</text:p>
          </table:table-cell>
          <table:table-cell table:number-columns-repeated="1023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 table:number-rows-repeated="152">
          <table:table-cell table:style-name="ce6"/>
          <table:table-cell table:number-columns-repeated="1023"/>
        </table:table-row>
        <table:table-row table:style-name="ro3" table:number-rows-repeated="10482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.00.0000</text:date>, <text:time style:data-style-name="N2" text:time-value="16:49:09.7315225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2-07T17:00:32.032702449</dc:date>
    <dc:creator>Stefan Lang</dc:creator>
    <meta:editing-duration>PT7H31M13S</meta:editing-duration>
    <meta:editing-cycles>506</meta:editing-cycles>
    <meta:generator>LibreOffice/6.4.7.2$Linux_X86_64 LibreOffice_project/40$Build-2</meta:generator>
    <meta:document-statistic meta:table-count="1" meta:cell-count="1743" meta:object-count="0"/>
  </office:meta>
</office:document-meta>
</file>